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33cm" table:align="left"/>
    </style:style>
    <style:style style:name="Tabela1.A" style:family="table-column">
      <style:table-column-properties style:column-width="1.827cm"/>
    </style:style>
    <style:style style:name="Tabela1.B" style:family="table-column">
      <style:table-column-properties style:column-width="15.106cm"/>
    </style:style>
    <style:style style:name="Tabela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Tabela1.B1" style:family="table-cell">
      <style:table-cell-properties style:vertical-align="middle" style:border-line-width="0.002cm 0.004cm 0.002cm" fo:padding="0.049cm" fo:border="0.15pt double #808080"/>
    </style:style>
    <style:style style:name="Tabela1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P1" style:family="paragraph" style:parent-style-name="Standard">
      <style:text-properties officeooo:rsid="001071aa" officeooo:paragraph-rsid="001071aa"/>
    </style:style>
    <style:style style:name="P2" style:family="paragraph" style:parent-style-name="Standard">
      <style:text-properties officeooo:rsid="0011bc57" officeooo:paragraph-rsid="0011bc57"/>
    </style:style>
    <style:style style:name="P3" style:family="paragraph" style:parent-style-name="Standard">
      <style:text-properties officeooo:rsid="0011bc57" officeooo:paragraph-rsid="00121f7f"/>
    </style:style>
    <style:style style:name="P4" style:family="paragraph" style:parent-style-name="Standard">
      <style:text-properties officeooo:rsid="00121f7f" officeooo:paragraph-rsid="00121f7f"/>
    </style:style>
    <style:style style:name="P5" style:family="paragraph" style:parent-style-name="Standard">
      <style:text-properties officeooo:rsid="0012299d" officeooo:paragraph-rsid="0012299d"/>
    </style:style>
    <style:style style:name="P6" style:family="paragraph" style:parent-style-name="Standard">
      <style:text-properties fo:color="#000000" style:font-name="Consolas" fo:font-size="9.5pt" fo:background-color="#ffffff" style:font-size-asian="9.5pt"/>
    </style:style>
    <style:style style:name="P7" style:family="paragraph" style:parent-style-name="Standard">
      <style:text-properties officeooo:rsid="0014ad70" officeooo:paragraph-rsid="0014ad70"/>
    </style:style>
    <style:style style:name="P8" style:family="paragraph" style:parent-style-name="Standard">
      <style:text-properties officeooo:rsid="001600be" officeooo:paragraph-rsid="001600be"/>
    </style:style>
    <style:style style:name="P9" style:family="paragraph" style:parent-style-name="Standard">
      <style:text-properties fo:color="#000000" style:font-name="Consolas" fo:font-size="9.5pt" fo:background-color="#ffffff" style:font-size-asian="9.5pt"/>
    </style:style>
    <style:style style:name="P10" style:family="paragraph" style:parent-style-name="Standard">
      <style:text-properties fo:color="#000000" style:font-name="Consolas" fo:font-size="9.5pt" officeooo:rsid="0012299d" officeooo:paragraph-rsid="0012299d" fo:background-color="#ffffff" style:font-size-asian="9.5pt"/>
    </style:style>
    <style:style style:name="P11" style:family="paragraph" style:parent-style-name="Standard">
      <style:text-properties fo:color="#000000" style:font-name="Consolas" fo:font-size="9.5pt" style:font-size-asian="9.5pt" fo:background-color="#ffffff"/>
    </style:style>
    <style:style style:name="P12" style:family="paragraph" style:parent-style-name="Standard">
      <style:text-properties officeooo:rsid="001600be" officeooo:paragraph-rsid="001600be"/>
    </style:style>
    <style:style style:name="P13" style:family="paragraph" style:parent-style-name="Standard">
      <style:text-properties officeooo:rsid="0014ad70" officeooo:paragraph-rsid="0014ad70"/>
    </style:style>
    <style:style style:name="P14" style:family="paragraph" style:parent-style-name="Standard">
      <style:text-properties officeooo:rsid="0011bc57" officeooo:paragraph-rsid="0017c0da"/>
    </style:style>
    <style:style style:name="P15" style:family="paragraph" style:parent-style-name="Standard">
      <style:text-properties officeooo:rsid="0011bc57" officeooo:paragraph-rsid="001c1a24"/>
    </style:style>
    <style:style style:name="T1" style:family="text">
      <style:text-properties officeooo:rsid="00121f7f"/>
    </style:style>
    <style:style style:name="T2" style:family="text">
      <style:text-properties officeooo:rsid="0012299d"/>
    </style:style>
    <style:style style:name="T3" style:family="text">
      <style:text-properties fo:color="#0000ff" style:font-name="Consolas" fo:font-size="9.5pt" fo:background-color="#ffffff" loext:char-shading-value="0" style:font-size-asian="9.5pt"/>
    </style:style>
    <style:style style:name="T4" style:family="text">
      <style:text-properties fo:color="#0000ff" style:font-name="Consolas" fo:font-size="9.5pt" style:font-size-asian="9.5pt" fo:background-color="#ffffff"/>
    </style:style>
    <style:style style:name="T5" style:family="text">
      <style:text-properties fo:color="#000000" style:font-name="Consolas" fo:font-size="9.5pt" fo:background-color="#ffffff" loext:char-shading-value="0" style:font-size-asian="9.5pt"/>
    </style:style>
    <style:style style:name="T6" style:family="text">
      <style:text-properties fo:color="#000000" style:font-name="Consolas" fo:font-size="9.5pt" style:font-size-asian="9.5pt" fo:background-color="#ffffff"/>
    </style:style>
    <style:style style:name="T7" style:family="text">
      <style:text-properties fo:color="#a31515" style:font-name="Consolas" fo:font-size="9.5pt" fo:background-color="#ffffff" loext:char-shading-value="0" style:font-size-asian="9.5pt"/>
    </style:style>
    <style:style style:name="T8" style:family="text">
      <style:text-properties fo:color="#a31515" style:font-name="Consolas" fo:font-size="9.5pt" style:font-size-asian="9.5pt" fo:background-color="#ffffff"/>
    </style:style>
    <style:style style:name="T9" style:family="text">
      <style:text-properties fo:color="#808080" style:font-name="Consolas" fo:font-size="9.5pt" fo:background-color="#ffffff" loext:char-shading-value="0" style:font-size-asian="9.5pt"/>
    </style:style>
    <style:style style:name="T10" style:family="text">
      <style:text-properties fo:color="#808080" style:font-name="Consolas" fo:font-size="9.5pt" style:font-size-asian="9.5pt" fo:background-color="#ffffff"/>
    </style:style>
    <style:style style:name="T11" style:family="text">
      <style:text-properties fo:color="#008000" style:font-name="Consolas" fo:font-size="9.5pt" fo:background-color="#ffffff" loext:char-shading-value="0" style:font-size-asian="9.5pt"/>
    </style:style>
    <style:style style:name="T12" style:family="text">
      <style:text-properties fo:color="#008000" style:font-name="Consolas" fo:font-size="9.5pt" officeooo:rsid="0014503a" fo:background-color="#ffffff" loext:char-shading-value="0" style:font-size-asian="9.5pt"/>
    </style:style>
    <style:style style:name="T13" style:family="text">
      <style:text-properties fo:color="#008000" style:font-name="Consolas" fo:font-size="9.5pt" style:font-size-asian="9.5pt" fo:background-color="#ffffff"/>
    </style:style>
    <style:style style:name="T14" style:family="text">
      <style:text-properties fo:color="#008080" style:font-name="Consolas" fo:font-size="9.5pt" fo:background-color="#ffffff" loext:char-shading-value="0" style:font-size-asian="9.5pt"/>
    </style:style>
    <style:style style:name="T15" style:family="text">
      <style:text-properties officeooo:rsid="0017c0da"/>
    </style:style>
    <style:style style:name="T16" style:family="text">
      <style:text-properties officeooo:rsid="0019222e"/>
    </style:style>
    <style:style style:name="T17" style:family="text">
      <style:text-properties fo:color="#2b91af" style:font-name="Consolas" fo:font-size="9.5pt" style:font-size-asian="9.5pt" fo:background-color="#ffffff"/>
    </style:style>
    <style:style style:name="T18" style:family="text">
      <style:text-properties officeooo:rsid="001c1a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são de tipo de dados:</text:p>
      <text:p text:style-name="P1"/>
      <text:p text:style-name="P4">Há uma grande importância na abordagem da conversão de tipos de dados, pois em algum momento será necessária a conversão de tipo entre as variáveis, seja para entrada de dados em caixa de texto para converter texto em números inteiro ou números reais ou vice-versa. Existem formas de conversão de dados que são tão óbvios e implícitos que é facilitado, conforme a tabela demonstrada no site devmedia.com.br.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text:span text:style-name="Strong_20_Emphasis">De</text:span></text:p>
          </table:table-cell>
          <table:table-cell table:style-name="Tabela1.B1" office:value-type="string">
            <text:p text:style-name="Table_20_Contents"><text:span text:style-name="Strong_20_Emphasis">Para</text:span></text:p>
          </table:table-cell>
        </table:table-row>
        <table:table-row>
          <table:table-cell table:style-name="Tabela1.A2" office:value-type="string">
            <text:p text:style-name="Table_20_Contents">sbyte</text:p>
          </table:table-cell>
          <table:table-cell table:style-name="Tabela1.B2" office:value-type="string">
            <text:p text:style-name="Table_20_Contents">short , int, long, float, double, ou decimal</text:p>
          </table:table-cell>
        </table:table-row>
        <table:table-row>
          <table:table-cell table:style-name="Tabela1.A2" office:value-type="string">
            <text:p text:style-name="Table_20_Contents">byte</text:p>
          </table:table-cell>
          <table:table-cell table:style-name="Tabela1.B2" office:value-type="string">
            <text:p text:style-name="Table_20_Contents">short , ushort, int, uint, long, ulong, float, double, ou decimal</text:p>
          </table:table-cell>
        </table:table-row>
        <table:table-row>
          <table:table-cell table:style-name="Tabela1.A2" office:value-type="string">
            <text:p text:style-name="Table_20_Contents">short</text:p>
          </table:table-cell>
          <table:table-cell table:style-name="Tabela1.B2" office:value-type="string">
            <text:p text:style-name="Table_20_Contents">int , long, float, double, ou decimal</text:p>
          </table:table-cell>
        </table:table-row>
        <table:table-row>
          <table:table-cell table:style-name="Tabela1.A2" office:value-type="string">
            <text:p text:style-name="Table_20_Contents">ushort</text:p>
          </table:table-cell>
          <table:table-cell table:style-name="Tabela1.B2" office:value-type="string">
            <text:p text:style-name="Table_20_Contents">int , uint, ong, ulong, float, double, ou decimal</text:p>
          </table:table-cell>
        </table:table-row>
        <table:table-row>
          <table:table-cell table:style-name="Tabela1.A2" office:value-type="string">
            <text:p text:style-name="Table_20_Contents">int</text:p>
          </table:table-cell>
          <table:table-cell table:style-name="Tabela1.B2" office:value-type="string">
            <text:p text:style-name="Table_20_Contents">long , float, double, ou decimal</text:p>
          </table:table-cell>
        </table:table-row>
        <table:table-row>
          <table:table-cell table:style-name="Tabela1.A2" office:value-type="string">
            <text:p text:style-name="Table_20_Contents">uint</text:p>
          </table:table-cell>
          <table:table-cell table:style-name="Tabela1.B2" office:value-type="string">
            <text:p text:style-name="Table_20_Contents">long , ulong, float, double, ou decimal</text:p>
          </table:table-cell>
        </table:table-row>
        <table:table-row>
          <table:table-cell table:style-name="Tabela1.A2" office:value-type="string">
            <text:p text:style-name="Table_20_Contents">long</text:p>
          </table:table-cell>
          <table:table-cell table:style-name="Tabela1.B2" office:value-type="string">
            <text:p text:style-name="Table_20_Contents">float , double, ou decimal</text:p>
          </table:table-cell>
        </table:table-row>
      </table:table>
      <text:p text:style-name="P4">Fonte: <text:a xlink:type="simple" xlink:href="http://www.devmedia.com.br/conversoes-de-dados-implicitas-e-explicitas-em-c/26813" text:style-name="Internet_20_link" text:visited-style-name="Visited_20_Internet_20_Link">http://www.devmedia.com.br/conversoes-de-dados-implicitas-e-explicitas-em-c/26813</text:a>; visualizado em 15/07/2016; tabela para a linguagem Csharp (C#)</text:p>
      <text:p text:style-name="P1"/>
      <text:p text:style-name="P4">Se observar <text:span text:style-name="T2">notará</text:span> que a conversão de números inteiros para números reais <text:span text:style-name="T2">ou vice-versa</text:span> são facilitados, pois a única diferença é a precisão dos números.</text:p>
      <text:p text:style-name="P4"/>
      <text:p text:style-name="P5">Exemplos de conversão implicita entre números inteiros e números reais:</text:p>
      <text:p text:style-name="P5"/>
      <text:p text:style-name="P5"><text:span text:style-name="T3">#include</text:span><text:span text:style-name="T5"> </text:span><text:span text:style-name="T7">"stdafx.h"</text:span></text:p>
      <text:p text:style-name="P6"/>
      <text:p text:style-name="Standard"><text:span text:style-name="T3">#include</text:span><text:span text:style-name="T5"> </text:span><text:span text:style-name="T7">&lt;iostream&gt;</text:span></text:p>
      <text:p text:style-name="P6"/>
      <text:p text:style-name="Standard"><text:span text:style-name="T3">using</text:span><text:span text:style-name="T5"> </text:span><text:span text:style-name="T3">namespace</text:span><text:span text:style-name="T5"> std;</text:span></text:p>
      <text:p text:style-name="P6"/>
      <text:p text:style-name="Standard"><text:span text:style-name="T3">int</text:span><text:span text:style-name="T5"> main(</text:span><text:span text:style-name="T3">int</text:span><text:span text:style-name="T5"> </text:span><text:span text:style-name="T9">argc</text:span><text:span text:style-name="T5">, </text:span><text:span text:style-name="T3">char</text:span><text:span text:style-name="T5">** </text:span><text:span text:style-name="T9">argv</text:span><text:span text:style-name="T5">) {</text:span></text:p>
      <text:p text:style-name="P6"/>
      <text:p text:style-name="Standard"><text:span text:style-name="T5"><text:tab/></text:span><text:span text:style-name="T11">// declaração de variáveis</text:span></text:p>
      <text:p text:style-name="Standard"><text:span text:style-name="T5"><text:tab/></text:span><text:span text:style-name="T3">int</text:span><text:span text:style-name="T5"> xi, yi, zi;</text:span></text:p>
      <text:p text:style-name="Standard"><text:span text:style-name="T5"><text:tab/></text:span><text:span text:style-name="T3">long</text:span><text:span text:style-name="T5"> xl, yl, zl;</text:span></text:p>
      <text:p text:style-name="Standard"><text:span text:style-name="T5"><text:tab/></text:span><text:span text:style-name="T3">float</text:span><text:span text:style-name="T5"> xf, yf, zf;</text:span></text:p>
      <text:p text:style-name="Standard"><text:span text:style-name="T5"><text:tab/></text:span><text:span text:style-name="T3">double</text:span><text:span text:style-name="T5"> xd, yd, zd;</text:span></text:p>
      <text:p text:style-name="P6"><text:tab/></text:p>
      <text:p text:style-name="Standard"><text:span text:style-name="T5"><text:tab/></text:span><text:span text:style-name="T11">// atribuição de valores às variáveis</text:span></text:p>
      <text:p text:style-name="P6"><text:tab/>xi = 7; xl = 53; xf = 4.5; xd = 25.75;</text:p>
      <text:p text:style-name="P6"/>
      <text:p text:style-name="Standard"><text:span text:style-name="T5"><text:tab/></text:span><text:span text:style-name="T11">// conversão de tipo e </text:span><text:span text:style-name="T12">cálculos</text:span></text:p>
      <text:p text:style-name="Standard"><text:span text:style-name="T5"><text:tab/>yl = (</text:span><text:span text:style-name="T3">long</text:span><text:span text:style-name="T5">)xi;<text:tab/><text:tab/><text:tab/></text:span><text:span text:style-name="T11">// yl = 7</text:span></text:p>
      <text:p text:style-name="Standard"><text:span text:style-name="T5"><text:tab/>yf = (</text:span><text:span text:style-name="T3">float</text:span><text:span text:style-name="T5">)xl + 0.5;<text:tab/></text:span><text:span text:style-name="T11">// yf = 53.5</text:span></text:p>
      <text:p text:style-name="Standard"><text:span text:style-name="T5"><text:tab/>yd = (</text:span><text:span text:style-name="T3">double</text:span><text:span text:style-name="T5">)yl + 0.83;<text:tab/></text:span><text:span text:style-name="T11">// yd = 7.83</text:span></text:p>
      <text:p text:style-name="Standard"><text:span text:style-name="T5"><text:tab/>zi = (</text:span><text:span text:style-name="T3">int</text:span><text:span text:style-name="T5">)yd;<text:tab/><text:tab/><text:tab/></text:span><text:span text:style-name="T11">// zi = 7</text:span></text:p>
      <text:p text:style-name="Standard"><text:span text:style-name="T5"><text:tab/>zl = (</text:span><text:span text:style-name="T3">long</text:span><text:span text:style-name="T5">)yf;<text:tab/><text:tab/><text:tab/></text:span><text:span text:style-name="T11">// zl = 53</text:span></text:p>
      <text:p text:style-name="P6"/>
      <text:p text:style-name="Standard"><text:span text:style-name="T5"><text:tab/></text:span><text:span text:style-name="T11">// exibir resultados</text:span></text:p>
      <text:p text:style-name="Standard"><text:span text:style-name="T5"><text:tab/>cout </text:span><text:span text:style-name="T14">&lt;&lt;</text:span><text:span text:style-name="T5"> </text:span><text:span text:style-name="T7">"yl = "</text:span><text:span text:style-name="T5"> </text:span><text:span text:style-name="T14">&lt;&lt;</text:span><text:span text:style-name="T5"> yl </text:span><text:span text:style-name="T14">&lt;&lt;</text:span><text:span text:style-name="T5"> endl;</text:span></text:p>
      <text:p text:style-name="Standard"><text:span text:style-name="T5"><text:tab/>cout </text:span><text:span text:style-name="T14">&lt;&lt;</text:span><text:span text:style-name="T5"> </text:span><text:span text:style-name="T7">"yf = "</text:span><text:span text:style-name="T5"> </text:span><text:span text:style-name="T14">&lt;&lt;</text:span><text:span text:style-name="T5"> yf </text:span><text:span text:style-name="T14">&lt;&lt;</text:span><text:span text:style-name="T5"> endl;</text:span></text:p>
      <text:p text:style-name="Standard"><text:span text:style-name="T5"><text:tab/>cout </text:span><text:span text:style-name="T14">&lt;&lt;</text:span><text:span text:style-name="T5"> </text:span><text:span text:style-name="T7">"yd = "</text:span><text:span text:style-name="T5"> </text:span><text:span text:style-name="T14">&lt;&lt;</text:span><text:span text:style-name="T5"> yd </text:span><text:span text:style-name="T14">&lt;&lt;</text:span><text:span text:style-name="T5"> endl;</text:span></text:p>
      <text:p text:style-name="Standard"><text:span text:style-name="T5"><text:tab/>cout </text:span><text:span text:style-name="T14">&lt;&lt;</text:span><text:span text:style-name="T5"> </text:span><text:span text:style-name="T7">"zi = "</text:span><text:span text:style-name="T5"> </text:span><text:span text:style-name="T14">&lt;&lt;</text:span><text:span text:style-name="T5"> zi </text:span><text:span text:style-name="T14">&lt;&lt;</text:span><text:span text:style-name="T5"> endl;</text:span></text:p>
      <text:p text:style-name="Standard"><text:span text:style-name="T5"><text:tab/>cout </text:span><text:span text:style-name="T14">&lt;&lt;</text:span><text:span text:style-name="T5"> </text:span><text:span text:style-name="T7">"zl = "</text:span><text:span text:style-name="T5"> </text:span><text:span text:style-name="T14">&lt;&lt;</text:span><text:span text:style-name="T5"> zl </text:span><text:span text:style-name="T14">&lt;&lt;</text:span><text:span text:style-name="T5"> endl;</text:span></text:p>
      <text:p text:style-name="P6"><text:tab/><text:tab/></text:p>
      <text:p text:style-name="Standard"><text:span text:style-name="T5"><text:tab/></text:span><text:span text:style-name="T11">// usar o comando PAUSE para pausar o programa no terminal</text:span></text:p>
      <text:p text:style-name="Standard"><text:soft-page-break/><text:span text:style-name="T5"><text:tab/>system(</text:span><text:span text:style-name="T7">"pause"</text:span><text:span text:style-name="T5">);</text:span></text:p>
      <text:p text:style-name="P6"/>
      <text:p text:style-name="Standard"><text:span text:style-name="T5"><text:tab/></text:span><text:span text:style-name="T11">// retornar o valor zero após termino da função main sinalizando que não houve erro</text:span></text:p>
      <text:p text:style-name="Standard"><text:span text:style-name="T5"><text:tab/></text:span><text:span text:style-name="T3">return</text:span><text:span text:style-name="T5"> 0;</text:span></text:p>
      <text:p text:style-name="P10">}</text:p>
      <text:p text:style-name="P1"/>
      <text:p text:style-name="P1"/>
      <text:p text:style-name="P7">Para converter caracteres ou string em números ou vice-versa, é interessante observar a importância de utilizar as bibliotecas, pois existe uma biblioteca que contem funções capazes de realizar esta conversão de maneira simples, a biblioteca em C++ &lt;cstdlib&gt; ou em C &lt;stdlib.h&gt; possui as seguintes funções:</text:p>
      <text:p text:style-name="P7"/>
      <text:p text:style-name="P7">atoi – converte string para números inteiros;</text:p>
      <text:p text:style-name="P7">atol – converte string para números inteiros longos;</text:p>
      <text:p text:style-name="P7">atof – converte string para números de ponto flutuante;</text:p>
      <text:p text:style-name="P8"/>
      <text:p text:style-name="P8">Exemplo de conversão de string para números e vice-versa:</text:p>
      <text:p text:style-name="P8"/>
      <text:p text:style-name="P8"/>
      <text:p text:style-name="P7"><text:span text:style-name="T4">#include</text:span><text:span text:style-name="T6"> </text:span><text:span text:style-name="T8">"stdafx.h"</text:span></text:p>
      <text:p text:style-name="P11"/>
      <text:p text:style-name="Standard"><text:span text:style-name="T4">#include</text:span><text:span text:style-name="T6"> </text:span><text:span text:style-name="T8">&lt;iostream&gt;</text:span><text:span text:style-name="T6"> </text:span><text:span text:style-name="T13">// usar comando de saida cout</text:span></text:p>
      <text:p text:style-name="Standard"><text:span text:style-name="T4">#include</text:span><text:span text:style-name="T6"> </text:span><text:span text:style-name="T8">&lt;cstdlib&gt;</text:span><text:span text:style-name="T6"> </text:span><text:span text:style-name="T13">// usar conversor atoi, atol, atof, strtod</text:span></text:p>
      <text:p text:style-name="Standard"><text:span text:style-name="T4">#include</text:span><text:span text:style-name="T6"> </text:span><text:span text:style-name="T8">&lt;string&gt;</text:span><text:span text:style-name="T6"> </text:span><text:span text:style-name="T13">// usar a variável string</text:span></text:p>
      <text:p text:style-name="P11"/>
      <text:p text:style-name="Standard"><text:span text:style-name="T4">using</text:span><text:span text:style-name="T6"> </text:span><text:span text:style-name="T4">namespace</text:span><text:span text:style-name="T6"> std;</text:span></text:p>
      <text:p text:style-name="P11"/>
      <text:p text:style-name="Standard"><text:span text:style-name="T4">int</text:span><text:span text:style-name="T6"> main(</text:span><text:span text:style-name="T4">int</text:span><text:span text:style-name="T6"> </text:span><text:span text:style-name="T10">argc</text:span><text:span text:style-name="T6">, </text:span><text:span text:style-name="T4">char</text:span><text:span text:style-name="T6">** </text:span><text:span text:style-name="T10">argv</text:span><text:span text:style-name="T6">) {</text:span></text:p>
      <text:p text:style-name="P11"/>
      <text:p text:style-name="Standard"><text:span text:style-name="T6"><text:tab/></text:span><text:span text:style-name="T13">// Converter texto para número</text:span></text:p>
      <text:p text:style-name="Standard"><text:span text:style-name="T6"><text:tab/></text:span><text:span text:style-name="T4">char</text:span><text:span text:style-name="T6"> texto[] = </text:span><text:span text:style-name="T8">"2016"</text:span><text:span text:style-name="T6">;</text:span></text:p>
      <text:p text:style-name="Standard"><text:span text:style-name="T6"><text:tab/></text:span><text:span text:style-name="T4">int</text:span><text:span text:style-name="T6"> num_int = atoi(texto);</text:span></text:p>
      <text:p text:style-name="Standard"><text:span text:style-name="T6"><text:tab/></text:span><text:span text:style-name="T4">long</text:span><text:span text:style-name="T6"> num_long = atol(texto);</text:span></text:p>
      <text:p text:style-name="Standard"><text:span text:style-name="T6"><text:tab/></text:span><text:span text:style-name="T4">float</text:span><text:span text:style-name="T6"> num_float = (</text:span><text:span text:style-name="T4">float</text:span><text:span text:style-name="T6">) atof(texto);</text:span></text:p>
      <text:p text:style-name="Standard"><text:span text:style-name="T6"><text:tab/></text:span></text:p>
      <text:p text:style-name="Standard"><text:span text:style-name="T6"><text:tab/></text:span><text:span text:style-name="T13">// Converter número para texto</text:span></text:p>
      <text:p text:style-name="Standard"><text:span text:style-name="T6"><text:tab/></text:span><text:span text:style-name="T4">double</text:span><text:span text:style-name="T6"> num_test = 52.78;</text:span></text:p>
      <text:p text:style-name="Standard"><text:span text:style-name="T6"><text:tab/></text:span><text:span text:style-name="T17">string</text:span><text:span text:style-name="T6"> text = to_string(num_test);</text:span></text:p>
      <text:p text:style-name="Standard"><text:span text:style-name="T6"><text:tab/></text:span><text:span text:style-name="T4">char</text:span><text:span text:style-name="T6"> texto2[</text:span><text:span text:style-name="T4">sizeof</text:span><text:span text:style-name="T6">(text)];</text:span></text:p>
      <text:p text:style-name="Standard"><text:span text:style-name="T6"><text:tab/>strcpy_s(texto2, text.c_str());</text:span></text:p>
      <text:p text:style-name="Standard"><text:span text:style-name="T6"><text:tab/></text:span></text:p>
      <text:p text:style-name="P11"/>
      <text:p text:style-name="Standard"><text:span text:style-name="T6"><text:tab/></text:span><text:span text:style-name="T13">// retornar o valor zero após termino da função main sinalizando que não houve erro</text:span></text:p>
      <text:p text:style-name="Standard"><text:span text:style-name="T6"><text:tab/></text:span><text:span text:style-name="T4">return</text:span><text:span text:style-name="T6"> 0;</text:span></text:p>
      <text:p text:style-name="P7"><text:span text:style-name="T6">}</text:span></text:p>
      <text:p text:style-name="P1"/>
      <text:p text:style-name="P1"/>
      <text:p text:style-name="P1">Referencias:</text:p>
      <text:p text:style-name="P1"/>
      <text:p text:style-name="P2">* Conversão de Tipos Em C (Parte I); disponível em: &lt;https://daemoniolabs.wordpress.com/2012/09/02/conversao-de-tipos-em-c-parte-i/&gt;; visualizado em 15 de Julho de 2016.</text:p>
      <text:p text:style-name="P3">* <text:span text:style-name="T1">Conversões de dados implícitas e explicitas em C#; disponível em: &lt;http://www.devmedia.com.br/conversoes-de-dados-implicitas-e-explicitas-em-c/26813&gt;; visualizado em 15 de julho de 2016.</text:span></text:p>
      <text:p text:style-name="P14">* <text:span text:style-name="T15">&lt;cstdlib&gt; (stdlib.h) – C++ Reference; disponível em: &lt;http://www.cplusplus.com/reference/cstdlib/&gt;; visualizado em 15 de julho de 2016.</text:span></text:p>
      <text:p text:style-name="P15">* <text:span text:style-name="T18">Convert Double to Char Array; disponível em: </text:span><text:soft-page-break/><text:span text:style-name="T18">&lt;</text:span><text:a xlink:type="simple" xlink:href="http://www.cplusplus.com/forum/general/34780/" text:style-name="Internet_20_link" text:visited-style-name="Visited_20_Internet_20_Link"><text:span text:style-name="T18">http://www.cplusplus.com/forum/general/34780/</text:span></text:a><text:span text:style-name="T18">&gt;; visualizado em: 17 de Julho de 201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3:55:33.576000000</meta:creation-date>
    <dc:date>2016-07-17T21:28:00.961000000</dc:date>
    <meta:editing-duration>PT4H12M41S</meta:editing-duration>
    <meta:editing-cycles>10</meta:editing-cycles>
    <meta:generator>LibreOffice/5.0.6.3$Windows_x86 LibreOffice_project/490fc03b25318460cfc54456516ea2519c11d1aa</meta:generator>
    <meta:document-statistic meta:table-count="1" meta:image-count="0" meta:object-count="0" meta:page-count="3" meta:paragraph-count="82" meta:word-count="591" meta:character-count="3713" meta:non-whitespace-character-count="3150"/>
  </office:meta>
</office:document-meta>
</file>